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53000002E31B98BCEE.png" manifest:media-type=""/>
  <manifest:file-entry manifest:full-path="Pictures/10000000000001A10000011917282B10.png" manifest:media-type=""/>
  <manifest:file-entry manifest:full-path="Pictures/100000000000019900000194889578A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DejaVu Serif" fo:font-size="10.5pt" officeooo:paragraph-rsid="00083486" style:font-size-asian="10.5pt" style:font-size-complex="10.5pt"/>
    </style:style>
    <style:style style:name="P2" style:family="paragraph" style:parent-style-name="Preformatted_20_Text">
      <style:paragraph-properties fo:text-align="center" style:justify-single-word="false"/>
      <style:text-properties style:font-name="DejaVu Serif" fo:font-size="10.5pt" officeooo:paragraph-rsid="000e775e" style:font-size-asian="10.5pt" style:font-size-complex="10.5pt"/>
    </style:style>
    <style:style style:name="P3" style:family="paragraph" style:parent-style-name="Preformatted_20_Text">
      <style:paragraph-properties fo:text-align="center" style:justify-single-word="false"/>
      <style:text-properties style:font-name="DejaVu Serif" fo:font-size="10.5pt" officeooo:paragraph-rsid="0016267e" style:font-size-asian="10.5pt" style:font-size-complex="10.5pt"/>
    </style:style>
    <style:style style:name="P4" style:family="paragraph" style:parent-style-name="Preformatted_20_Text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5" style:family="paragraph" style:parent-style-name="Preformatted_20_Text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6" style:family="paragraph" style:parent-style-name="Preformatted_20_Text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7" style:family="paragraph" style:parent-style-name="Preformatted_20_Text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8" style:family="paragraph" style:parent-style-name="Preformatted_20_Text">
      <style:paragraph-properties fo:text-align="start" style:justify-single-word="false"/>
      <style:text-properties style:font-name="DejaVu Serif" fo:font-size="10.5pt" officeooo:paragraph-rsid="00121e88" style:font-size-asian="10.5pt" style:font-size-complex="10.5pt"/>
    </style:style>
    <style:style style:name="P9" style:family="paragraph" style:parent-style-name="Preformatted_20_Text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P10" style:family="paragraph" style:parent-style-name="Preformatted_20_Text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1" style:family="paragraph" style:parent-style-name="Preformatted_20_Text">
      <style:paragraph-properties fo:text-align="start" style:justify-single-word="false"/>
      <style:text-properties style:font-name="DejaVu Serif" fo:font-size="10.5pt" officeooo:paragraph-rsid="001754dd" style:font-size-asian="10.5pt" style:font-size-complex="10.5pt"/>
    </style:style>
    <style:style style:name="P12" style:family="paragraph" style:parent-style-name="Preformatted_20_Text">
      <style:paragraph-properties fo:text-align="start" style:justify-single-word="false"/>
      <style:text-properties style:font-name="DejaVu Serif" fo:font-size="10.5pt" officeooo:paragraph-rsid="00186f9c" style:font-size-asian="10.5pt" style:font-size-complex="10.5pt"/>
    </style:style>
    <style:style style:name="P13" style:family="paragraph" style:parent-style-name="Preformatted_20_Text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4" style:family="paragraph" style:parent-style-name="Preformatted_20_Text">
      <style:paragraph-properties fo:text-align="start" style:justify-single-word="false"/>
      <style:text-properties style:font-name="DejaVu Serif" fo:font-size="10.5pt" officeooo:paragraph-rsid="00144aea" style:font-size-asian="10.5pt" style:font-size-complex="10.5pt"/>
    </style:style>
    <style:style style:name="P15" style:family="paragraph" style:parent-style-name="Preformatted_20_Text">
      <style:paragraph-properties fo:text-align="start" style:justify-single-word="false"/>
      <style:text-properties style:font-name="DejaVu Serif" fo:font-size="10.5pt" officeooo:paragraph-rsid="001f81dd" style:font-size-asian="10.5pt" style:font-size-complex="10.5pt"/>
    </style:style>
    <style:style style:name="P16" style:family="paragraph" style:parent-style-name="Preformatted_20_Text">
      <style:paragraph-properties fo:text-align="start" style:justify-single-word="false"/>
      <style:text-properties style:font-name="DejaVu Serif" fo:font-size="10.5pt" officeooo:paragraph-rsid="0023b9bc" style:font-size-asian="10.5pt" style:font-size-complex="10.5pt"/>
    </style:style>
    <style:style style:name="P17" style:family="paragraph" style:parent-style-name="Preformatted_20_Text">
      <style:paragraph-properties fo:text-align="start" style:justify-single-word="false"/>
      <style:text-properties officeooo:paragraph-rsid="0019cb72"/>
    </style:style>
    <style:style style:name="P18" style:family="paragraph" style:parent-style-name="Standard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9" style:family="paragraph" style:parent-style-name="Standard"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20" style:family="paragraph" style:parent-style-name="Standard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1" style:family="paragraph" style:parent-style-name="Standard">
      <style:text-properties style:font-name="DejaVu Serif" fo:font-size="10.5pt" officeooo:paragraph-rsid="00207ee1" style:font-name-asian="AR PL UMing HK1" style:font-size-asian="10.5pt" style:font-name-complex="Lohit Devanagari2" style:font-size-complex="10.5pt"/>
    </style:style>
    <style:style style:name="P22" style:family="paragraph" style:parent-style-name="Standard">
      <style:text-properties style:font-name="DejaVu Serif" fo:font-size="10.5pt" officeooo:paragraph-rsid="00255015" style:font-name-asian="AR PL UMing HK1" style:font-size-asian="10.5pt" style:font-name-complex="Lohit Devanagari2" style:font-size-complex="10.5pt"/>
    </style:style>
    <style:style style:name="P23" style:family="paragraph" style:parent-style-name="Standard">
      <style:text-properties style:font-name="DejaVu Serif" fo:font-size="10.5pt" officeooo:paragraph-rsid="0027ce36" style:font-name-asian="AR PL UMing HK1" style:font-size-asian="10.5pt" style:font-name-complex="Lohit Devanagari2" style:font-size-complex="10.5pt"/>
    </style:style>
    <style:style style:name="P24" style:family="paragraph" style:parent-style-name="Standard">
      <style:paragraph-properties fo:text-align="start" style:justify-single-word="false"/>
      <style:text-properties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25" style:family="paragraph" style:parent-style-name="Standard">
      <style:text-properties fo:color="#000000"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6" style:family="paragraph" style:parent-style-name="Standard">
      <style:text-properties fo:color="#000000" style:font-name="DejaVu Serif" fo:font-size="10.5pt" officeooo:paragraph-rsid="0026f679" style:font-name-asian="AR PL UMing HK1" style:font-size-asian="10.5pt" style:font-name-complex="Lohit Devanagari2" style:font-size-complex="10.5pt"/>
    </style:style>
    <style:style style:name="P27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28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929e1" style:font-name-asian="AR PL UMing HK1" style:font-size-asian="10pt" style:font-name-complex="Lohit Devanagari2" style:font-size-complex="10.5pt"/>
    </style:style>
    <style:style style:name="P29" style:family="paragraph" style:parent-style-name="Standard">
      <style:text-properties officeooo:paragraph-rsid="00207ee1"/>
    </style:style>
    <style:style style:name="P30" style:family="paragraph" style:parent-style-name="Preformatted_20_Text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DejaVu Serif" fo:font-size="10.5pt" officeooo:paragraph-rsid="00121e88" style:font-size-asian="10.5pt" style:font-size-complex="10.5pt"/>
    </style:style>
    <style:style style:name="P3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32" style:family="paragraph" style:parent-style-name="Standard" style:list-style-name="L6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33" style:family="paragraph" style:parent-style-name="Standard">
      <style:text-properties style:font-name="DejaVu Serif" fo:font-size="10.5pt" officeooo:paragraph-rsid="002e6de8" style:font-name-asian="AR PL UMing HK1" style:font-size-asian="10.5pt" style:font-name-complex="Lohit Devanagari2" style:font-size-complex="10.5pt"/>
    </style:style>
    <style:style style:name="P34" style:family="paragraph" style:parent-style-name="Standard"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35" style:family="paragraph" style:parent-style-name="Standard">
      <style:text-properties style:font-name="DejaVu Serif" fo:font-size="10.5pt" officeooo:paragraph-rsid="003131d7" style:font-name-asian="AR PL UMing HK1" style:font-size-asian="10.5pt" style:font-name-complex="Lohit Devanagari2" style:font-size-complex="10.5pt"/>
    </style:style>
    <style:style style:name="P36" style:family="paragraph" style:parent-style-name="Standard" style:list-style-name="L7">
      <style:text-properties officeooo:paragraph-rsid="001ada5d"/>
    </style:style>
    <style:style style:name="P37" style:family="paragraph" style:parent-style-name="Standard" style:list-style-name="L7">
      <style:paragraph-properties fo:text-align="start" style:justify-single-word="false"/>
      <style:text-properties officeooo:paragraph-rsid="001ada5d"/>
    </style:style>
    <style:style style:name="P38" style:family="paragraph" style:parent-style-name="Standard" style:list-style-name="L8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39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40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f32c6" style:font-name-asian="AR PL UMing HK1" style:font-size-asian="10.5pt" style:font-name-complex="Lohit Devanagari2" style:font-size-complex="10.5pt"/>
    </style:style>
    <style:style style:name="P41" style:family="paragraph" style:parent-style-name="Standard">
      <style:text-properties officeooo:paragraph-rsid="003131d7"/>
    </style:style>
    <style:style style:name="P42" style:family="paragraph" style:parent-style-name="Standard" style:list-style-name="L10">
      <style:text-properties officeooo:paragraph-rsid="00318010"/>
    </style:style>
    <style:style style:name="P43" style:family="paragraph" style:parent-style-name="Standard" style:list-style-name="L10">
      <style:text-properties officeooo:paragraph-rsid="003259d9"/>
    </style:style>
    <style:style style:name="P44" style:family="paragraph" style:parent-style-name="Standard" style:list-style-name="L10">
      <style:text-properties officeooo:paragraph-rsid="00339001"/>
    </style:style>
    <style:style style:name="P45" style:family="paragraph" style:parent-style-name="Standard">
      <style:text-properties officeooo:paragraph-rsid="00318010"/>
    </style:style>
    <style:style style:name="P46" style:family="paragraph" style:parent-style-name="Standard">
      <style:text-properties officeooo:paragraph-rsid="0033e14f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paragraph-rsid="00318010"/>
    </style:style>
    <style:style style:name="P49" style:family="paragraph" style:parent-style-name="Preformatted_20_Text" style:master-page-name="Standard">
      <style:paragraph-properties fo:text-align="center" style:justify-single-word="false" style:page-number="auto"/>
      <style:text-properties style:font-name="DejaVu Serif" fo:font-size="10.5pt" fo:font-weight="bold" officeooo:paragraph-rsid="0016267e" style:font-size-asian="10.5pt" style:font-weight-asian="bold" style:font-size-complex="10.5pt" style:font-weight-complex="bold"/>
    </style:style>
    <style:style style:name="P50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51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b75a7" style:font-size-asian="10.5pt" style:font-size-complex="10.5pt"/>
    </style:style>
    <style:style style:name="P52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53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85bd5" style:font-size-asian="10.5pt" style:font-size-complex="10.5pt"/>
    </style:style>
    <style:style style:name="P54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55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56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271790" style:font-size-asian="10.5pt" style:font-size-complex="10.5pt"/>
    </style:style>
    <style:style style:name="P57" style:family="paragraph" style:parent-style-name="Preformatted_20_Text" style:list-style-name="L4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58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59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T1" style:family="text">
      <style:text-properties style:font-name="DejaVu Serif" fo:font-size="10.5pt" style:font-size-asian="10.5pt" style:font-size-complex="10.5pt"/>
    </style:style>
    <style:style style:name="T2" style:family="text">
      <style:text-properties style:font-name="DejaVu Serif" fo:font-size="10.5pt" style:font-name-asian="AR PL UMing HK1" style:font-size-asian="10.5pt" style:font-name-complex="Lohit Devanagari2" style:font-size-complex="10.5pt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7f0055" style:font-name="Monospace" fo:font-size="10pt" fo:font-weight="bold" style:font-name-asian="AR PL UMing HK1" style:font-size-asian="10pt" style:font-weight-asian="bold" style:font-name-complex="Lohit Devanagari2" style:font-size-complex="10.5pt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style:font-name-asian="AR PL UMing HK1" style:font-size-asian="10pt" style:font-name-complex="Lohit Devanagari2" style:font-size-complex="10.5pt"/>
    </style:style>
    <style:style style:name="T8" style:family="text">
      <style:text-properties fo:color="#000000" style:font-name="DejaVu Serif" fo:font-size="10.5pt" fo:font-weight="normal" style:font-name-asian="AR PL UMing HK1" style:font-size-asian="10.5pt" style:font-weight-asian="normal" style:font-name-complex="Lohit Devanagari2" style:font-size-complex="10.5pt" style:font-weight-complex="normal"/>
    </style:style>
    <style:style style:name="T9" style:family="text">
      <style:text-properties fo:color="#000000" style:font-name="DejaVu Serif" fo:font-size="10.5pt" style:font-name-asian="AR PL UMing HK1" style:font-size-asian="10.5pt" style:font-name-complex="Lohit Devanagari2" style:font-size-complex="10.5pt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000000" style:font-name="Monospace" fo:font-size="10pt" fo:font-style="italic" style:font-size-asian="10pt" style:font-style-asian="italic"/>
    </style:style>
    <style:style style:name="T12" style:family="text">
      <style:text-properties fo:color="#000000" style:font-name="Monospace" fo:font-size="10pt" style:font-name-asian="AR PL UMing HK1" style:font-size-asian="10pt" style:font-name-complex="Lohit Devanagari2" style:font-size-complex="10.5pt"/>
    </style:style>
    <style:style style:name="T13" style:family="text">
      <style:text-properties fo:color="#000000" style:font-name-asian="AR PL UMing HK1" style:font-name-complex="Lohit Devanagari2" style:font-size-complex="10.5pt"/>
    </style:style>
    <style:style style:name="T14" style:family="text">
      <style:text-properties fo:color="#0000c0" style:font-name="Monospace" fo:font-size="10pt" style:font-size-asian="10pt"/>
    </style:style>
    <style:style style:name="T15" style:family="text">
      <style:text-properties fo:color="#0000c0" style:font-name="Monospace" fo:font-size="10pt" style:font-size-asian="10pt"/>
    </style:style>
    <style:style style:name="T16" style:family="text">
      <style:text-properties fo:color="#6a3e3e" style:font-name="Monospace" fo:font-size="10pt" style:font-size-asian="10pt"/>
    </style:style>
    <style:style style:name="T17" style:family="text">
      <style:text-properties fo:color="#6a3e3e" style:font-name="Monospace" fo:font-size="10pt" style:font-size-asian="10pt"/>
    </style:style>
    <style:style style:name="T18" style:family="text">
      <style:text-properties style:font-name="Monospace" fo:font-size="10pt" style:font-size-asian="10pt"/>
    </style:style>
    <style:style style:name="T19" style:family="text">
      <style:text-properties style:font-name-asian="AR PL UMing HK1" style:font-name-complex="Lohit Devanagari2" style:font-size-complex="10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Design Notebook</text:p>
      <text:p text:style-name="P3">(Storia del processo di design dell'applicazione e delle decisioni prese)</text:p>
      <text:p text:style-name="P1"/>
      <text:p text:style-name="P1"/>
      <text:p text:style-name="P1">Determinazione della struttura generale</text:p>
      <text:p text:style-name="P1"/>
      <text:p text:style-name="P4">La parte Client (utente) comprende: </text:p>
      <text:p text:style-name="P4"/>
      <text:list xml:id="list4152336020395959098" text:style-name="L1">
        <text:list-item>
          <text:p text:style-name="P50">View – Per l'interfaccia utente; l'utente invia comandi attraverso di essa</text:p>
        </text:list-item>
        <text:list-item>
          <text:p text:style-name="P50">Communication Module – invia comandi al Server</text:p>
        </text:list-item>
        <text:list-item>
          <text:p text:style-name="P51">Local Model – Copia della mappa e dello stato del gioco attuale (ridotta a quanto è permesso a un giocatore di vedere) </text:p>
        </text:list-item>
        <text:list-item>
          <text:p text:style-name="P50">Local Controller – Per personalizzare la mappa (es aggiungendo segnalini, come bandierine), o per inviare richieste al Local Model che eventualmente può agire da Proxy, senza andare necessariamente a contattare il Server Model</text:p>
        </text:list-item>
      </text:list>
      <text:p text:style-name="P4"/>
      <text:p text:style-name="P4">La parte Server (gestore) comprende:</text:p>
      <text:list xml:id="list3060084856911631243" text:style-name="L2">
        <text:list-item>
          <text:p text:style-name="P52">Model – Comprende lo stato del gioco, le sue entità e le sue regole <text:s/></text:p>
        </text:list-item>
        <text:list-item>
          <text:p text:style-name="P52">Controller – La logica applicativa, che invia comandi al Model a seconda di quanto ricevuto dagli utenti</text:p>
        </text:list-item>
        <text:list-item>
          <text:p text:style-name="P53">Communication Module – riceve i comandi / le richieste dei Client</text:p>
        </text:list-item>
        <text:list-item>
          <text:p text:style-name="P54">View – Collegata al Communication Module, agisce da interfaccia/Façade</text:p>
        </text:list-item>
      </text:list>
      <text:p text:style-name="P6"/>
      <text:p text:style-name="P5"><draw:frame draw:style-name="fr1" draw:name="graphics1" text:anchor-type="paragraph" svg:width="6.9252in" svg:height="4.6228in" draw:z-index="0"><draw:image xlink:href="Pictures/1000000000000453000002E31B98BCEE.png" xlink:type="simple" xlink:show="embed" xlink:actuate="onLoad"/></draw:frame></text:p>
      <text:p text:style-name="P5"/>
      <text:p text:style-name="P5"/>
      <text:p text:style-name="P7"/>
      <text:p text:style-name="P7"><text:soft-page-break/>La prima cosa da esaminare è il funzionamento del gioco, e quindi il modulo: </text:p>
      <text:p text:style-name="P7"/>
      <text:p text:style-name="P2">Server.model</text:p>
      <text:p text:style-name="P7"/>
      <text:p text:style-name="P7">E' diviso in 2 parti, Gioco e MetaGioco; iniziamo a determinare approssimativamente le entità che ne fanno parte:</text:p>
      <text:list xml:id="list3285577334765950916" text:style-name="L3">
        <text:list-item>
          <text:p text:style-name="P55">Esecuzione Gioco</text:p>
          <text:list>
            <text:list-item>
              <text:p text:style-name="P55">Mappa</text:p>
            </text:list-item>
            <text:list-item>
              <text:p text:style-name="P55">Casella</text:p>
            </text:list-item>
            <text:list-item>
              <text:p text:style-name="P55">Personaggio</text:p>
            </text:list-item>
            <text:list-item>
              <text:p text:style-name="P55">Gestione carte</text:p>
            </text:list-item>
          </text:list>
        </text:list-item>
        <text:list-item>
          <text:p text:style-name="P56">Gestione gioco</text:p>
          <text:list>
            <text:list-item>
              <text:p text:style-name="P55">Giocatore (che può essere in gioco, oppure spettatore, oppure offline...)</text:p>
            </text:list-item>
            <text:list-item>
              <text:p text:style-name="P55">Gestione turni</text:p>
            </text:list-item>
            <text:list-item>
              <text:p text:style-name="P55">Gestione punteggi</text:p>
            </text:list-item>
            <text:list-item>
              <text:p text:style-name="P55">Condizioni di vittoria o sconfitta per un giocatore / una squadra</text:p>
            </text:list-item>
          </text:list>
        </text:list-item>
      </text:list>
      <text:p text:style-name="P7"/>
      <text:p text:style-name="P8">La prima astrazione su cui ci concentriamo è la Mappa, con le sue Posizioni.</text:p>
      <text:p text:style-name="P30"/>
      <text:p text:style-name="P8"/>
      <text:p text:style-name="P9">Ogni Casella nella mappa sarà identificata dalla sua posizione. </text:p>
      <text:p text:style-name="P9">Le celle sono esagonali, e questo pone alcuni problemi: come descrivere la posizione delle celle? Come determinare le celle adiacenti? E' necessario che ogni cella tenga traccia delle sue vicine usando fino a 6 puntatori?</text:p>
      <text:p text:style-name="P9"/>
      <text:p text:style-name="P9">Per descrivere la posizione di una cella, abbiamo deciso di usare differenti sistemi di coordinate: </text:p>
      <text:p text:style-name="P9">-coordinate cubiche, es: (1,3,4). Usando 3 assi di riferimento sul piano, è possibile descrivere ogni cella senza dover attuare degli offset. Ogni cella conosce la sua posizione in termini di coordinate cubiche</text:p>
      <text:p text:style-name="P9">-coordinate a 2 dimensioni, es: (1,2). Utilizza 2 assi di riferimento sul piano; sono utili principalmente perchè permettono la conversione in coordinate alfanumeriche</text:p>
      <text:p text:style-name="P14">-coordinate alfanumeriche, es: (B,5). Il modo 'classico' di riferirsi alle caselle, e anche quello che viene visualizzato graficamente sulla mappa </text:p>
      <text:p text:style-name="P14"/>
      <text:p text:style-name="P15"><draw:frame draw:style-name="fr2" draw:name="graphics2" text:anchor-type="paragraph" svg:x="1.452in" svg:y="0.2366in" svg:width="3.4382in" svg:height="3.0445in" draw:z-index="1"><draw:image xlink:href="Pictures/100000000000019900000194889578A5.png" xlink:type="simple" xlink:show="embed" xlink:actuate="onLoad"/></draw:frame>Esempio di coordinate cubiche:</text:p>
      <text:p text:style-name="P15"/>
      <text:p text:style-name="P15"><text:soft-page-break/></text:p>
      <text:p text:style-name="P10">Definiamo le classi:</text:p>
      <text:p text:style-name="P10"/>
      <text:list xml:id="list7924802216721268986" text:style-name="L4">
        <text:list-item>
          <text:p text:style-name="P57">PositionCubic, Position2D </text:p>
        </text:list-item>
      </text:list>
      <text:p text:style-name="P10"><text:tab/>Per contenere posizioni in coordinate cubiche e bidimensionali</text:p>
      <text:p text:style-name="P9"/>
      <text:list xml:id="list568868670225284304" text:style-name="L5">
        <text:list-item>
          <text:p text:style-name="P58">Cell</text:p>
        </text:list-item>
      </text:list>
      <text:p text:style-name="P10"><text:tab/>Contiene una variabile Position e potrà contenere in seguito elementi utili</text:p>
      <text:p text:style-name="P10"/>
      <text:list xml:id="list2110143359" text:continue-numbering="true" text:style-name="L5">
        <text:list-item>
          <text:p text:style-name="P59">AlphaToIntHelper, CoordinatesConverter</text:p>
        </text:list-item>
      </text:list>
      <text:p text:style-name="P9"><text:tab/>Per permettere conversioni da un tipo di coordinate all'altro qualora sia richiesto dal <text:tab/>programma</text:p>
      <text:p text:style-name="P8"/>
      <text:p text:style-name="P16">La mappa di gioco avrà dei limiti esterni, quindi vi sarà un range di coordinate accettabili; alcune celle saranno percorribili, e altre no. </text:p>
      <text:p text:style-name="P16">La mappa sarà salvata in un file. Essa conterrà un elenco di posizioni, cioè i luoghi dove si trovano le caselle esistenti, con in più l'indicazione del tipo di casella. </text:p>
      <text:p text:style-name="P11"/>
      <text:p text:style-name="P12">La classe Mappa dovrà registrare le posizioni dei personaggi (n: un personaggio dovrà conoscere la propria posizione). </text:p>
      <text:p text:style-name="P12">La classe Cell non conosce il personaggio presente.</text:p>
      <text:p text:style-name="P12">Grazie al sistema di coordinate cubiche, una cella non deve contenere puntatori ai propri vicini. Avendo una cella con posizione (x,y,z):</text:p>
      <text:p text:style-name="P12">vicini = celle con posizioni tali che 2 variabili tra x, y e z differiscono una di +1 e un'altra di -1</text:p>
      <text:p text:style-name="P12"/>
      <text:p text:style-name="P12"><draw:frame draw:style-name="fr3" draw:name="graphics3" text:anchor-type="paragraph" svg:width="3.5709in" svg:height="2.4736in" draw:z-index="2"><draw:image xlink:href="Pictures/10000000000001A10000011917282B10.png" xlink:type="simple" xlink:show="embed" xlink:actuate="onLoad"/></draw:frame></text:p>
      <text:p text:style-name="P12"/>
      <text:p text:style-name="P13">Una cella deve avere il tipo di settore: sicuro, pericoloso, partenza umani, partenza alieni, scialuppa.</text:p>
      <text:p text:style-name="P13">Una cella può essere la destinazione di un movimento o meno (es: le celle di partenza di umani e alieni non possono esserlo); aggiungiamo un metodo</text:p>
      <text:p text:style-name="P18"><text:span text:style-name="T3">public</text:span><text:span text:style-name="T6"> </text:span><text:span text:style-name="T3">boolean</text:span><text:span text:style-name="T6"> isWalkable()</text:span></text:p>
      <text:p text:style-name="P17"><text:span text:style-name="T1">che può ritornare </text:span><text:span text:style-name="T3">true </text:span><text:span text:style-name="T8">o</text:span><text:span text:style-name="T3"> false</text:span><text:span text:style-name="T8">, a seconda del tipo di cella...</text:span></text:p>
      <text:p text:style-name="P19">Esistono diversi tipi di cella, e in ciascuno di essi il giocatore deve eseguire diverse azioni (pescare una carta settore, pescare una carta oggetto, niente...)</text:p>
      <text:p text:style-name="P33">Definiamo Cell come classe astratta; essa contiene;</text:p>
      <text:list xml:id="list8573203595750811080" text:style-name="L6">
        <text:list-item>
          <text:p text:style-name="P32">il costruttore, che prende in input 3 coordinate cubiche (PositionCubic)</text:p>
        </text:list-item>
      </text:list>
      <text:list xml:id="list1770686523009138577" text:style-name="L7">
        <text:list-item>
          <text:p text:style-name="P36"><text:span text:style-name="T4">private</text:span><text:span text:style-name="T6"> PositionCubic </text:span><text:span text:style-name="T14">position</text:span><text:span text:style-name="T6">; e il metodo getter corrispondente</text:span></text:p>
        </text:list-item>
        <text:list-item>
          <text:p text:style-name="P36"><text:span text:style-name="T4">public</text:span><text:span text:style-name="T6"> </text:span><text:span text:style-name="T3">abstract</text:span><text:span text:style-name="T6"> </text:span><text:span text:style-name="T3">void</text:span><text:span text:style-name="T6"> doAction(Action </text:span><text:span text:style-name="T16">esecutore</text:span><text:span text:style-name="T6">)</text:span></text:p>
        </text:list-item>
        <text:list-item>
          <text:p text:style-name="P37"><text:soft-page-break/><text:span text:style-name="T4">public</text:span><text:span text:style-name="T7"> </text:span><text:span text:style-name="T4">abstract</text:span><text:span text:style-name="T7"> </text:span><text:span text:style-name="T4">boolean</text:span><text:span text:style-name="T7"> isWalkable();</text:span></text:p>
        </text:list-item>
      </text:list>
      <text:p text:style-name="P25"/>
      <text:p text:style-name="P20">Aggiungiamo le sue sottoclassi:</text:p>
      <text:p text:style-name="P19">SafeCell, DangerousCell, StartingCell, EscapeCell.</text:p>
      <text:p text:style-name="P22">Ciascuna di queste sottoclassi implementa diversamente i metodi <text:span text:style-name="T6">doAction(Action </text:span><text:span text:style-name="T16">esecutore</text:span><text:span text:style-name="T6">)</text:span> e <text:span text:style-name="T6">isWalkable()</text:span>.</text:p>
      <text:p text:style-name="P21">Un'azione dovrà essere eseguita da un personaggio. Come soluzione temporanea, non avendo ancora creato i personaggi, usiamo un interfaccia Action, che specifica i metodi:</text:p>
      <text:p text:style-name="P29"><text:span text:style-name="T4">public</text:span><text:span text:style-name="T7"> </text:span><text:span text:style-name="T4">void</text:span><text:span text:style-name="T7"> drawCard(), </text:span><text:span text:style-name="T3">public</text:span><text:span text:style-name="T6"> </text:span><text:span text:style-name="T3">void</text:span><text:span text:style-name="T6"> escape(), </text:span><text:span text:style-name="T3">public</text:span><text:span text:style-name="T6"> </text:span><text:span text:style-name="T3">void</text:span><text:span text:style-name="T6"> noAction(),</text:span></text:p>
      <text:p text:style-name="P26">e in seguito ne specificherà anche altri.</text:p>
      <text:p text:style-name="P21"/>
      <text:p text:style-name="P31"/>
      <text:p text:style-name="P19"/>
      <text:p text:style-name="P23">La EscapeCell è destinazione di movimento per gli umani, non per gli alieni. Si rende necessario cambiare la funzione isWalkable e renderla:</text:p>
      <text:p text:style-name="P24"><text:span text:style-name="T3">public</text:span><text:span text:style-name="T6"> </text:span><text:span text:style-name="T3">boolean</text:span><text:span text:style-name="T6"> isWalkable(Action esecutore) {...}</text:span></text:p>
      <text:p text:style-name="P28"/>
      <text:p text:style-name="P27">La EscapeCell può trovarsi in più stati, a seconda di cosa è accaduto nel gioco e della modalità di gioco scelta:</text:p>
      <text:list xml:id="list2287865286798687062" text:style-name="L8">
        <text:list-item>
          <text:p text:style-name="P38">Nella modalità di gioco Base:</text:p>
          <text:list>
            <text:list-item>
              <text:p text:style-name="P38">Open, dall'inizio alla fine</text:p>
            </text:list-item>
          </text:list>
        </text:list-item>
        <text:list-item>
          <text:p text:style-name="P38">Nella modalità di gioco Completa:</text:p>
          <text:list>
            <text:list-item>
              <text:p text:style-name="P38">Unknown, quando nessuno vi è ancora arrivato</text:p>
            </text:list-item>
            <text:list-item>
              <text:p text:style-name="P38">Open, quando un giocatore vi è arrivato e ha pescato una carta Scialuppa verde (poi diventa Closed)</text:p>
            </text:list-item>
            <text:list-item>
              <text:p text:style-name="P38">Closed, quando un giocatore vi è arrivato e ha pescato una carta Scialuppa rossa</text:p>
            </text:list-item>
          </text:list>
        </text:list-item>
      </text:list>
      <text:p text:style-name="P39"/>
      <text:p text:style-name="P39"><text:span text:style-name="T3">public</text:span><text:span text:style-name="T18"> </text:span><text:span text:style-name="T3">class</text:span><text:span text:style-name="T18"> EscapeCell </text:span><text:span text:style-name="T3">extends</text:span><text:span text:style-name="T18"> Cell{</text:span></text:p>
      <text:p text:style-name="P39"><text:span text:style-name="T3"/></text:p>
      <text:p text:style-name="P39"><text:span text:style-name="T3">private</text:span><text:span text:style-name="T18"> ShuttleState </text:span><text:span text:style-name="T14">state</text:span><text:span text:style-name="T18">;</text:span></text:p>
      <text:p text:style-name="P39">...</text:p>
      <text:p text:style-name="P40">La variabile state fa riferimento all'oggetto che contiene lo stato/ il comportamento attuale della casella.</text:p>
      <text:p text:style-name="P40"/>
      <text:p text:style-name="P40">Il costruttore chiama un factory method, che definisce uno stato diverso a seconda della modalità di gioco.</text:p>
      <text:p text:style-name="P19"><text:span text:style-name="T3">public</text:span><text:span text:style-name="T6"> EscapeCell(PositionCubic </text:span><text:span text:style-name="T16">position</text:span><text:span text:style-name="T6">, GameMode </text:span><text:span text:style-name="T16">mode</text:span><text:span text:style-name="T6">) {</text:span></text:p>
      <text:p text:style-name="P47"><text:span text:style-name="T6"><text:tab/><text:tab/></text:span><text:span text:style-name="T3">super</text:span><text:span text:style-name="T6">(</text:span><text:span text:style-name="T16">position</text:span><text:span text:style-name="T6">);</text:span></text:p>
      <text:p text:style-name="P47"><text:span text:style-name="T6"><text:tab/><text:tab/></text:span><text:span text:style-name="T14">state</text:span><text:span text:style-name="T6"> = ShuttleState.</text:span><text:span text:style-name="T11">shuttleFactory</text:span><text:span text:style-name="T6">(</text:span><text:span text:style-name="T16">mode</text:span><text:span text:style-name="T6">);</text:span></text:p>
      <text:p text:style-name="P47"><text:span text:style-name="T6"><text:tab/>}</text:span></text:p>
      <text:p text:style-name="P47"><text:span text:style-name="T6"/></text:p>
      <text:p text:style-name="P35">I diversi tipi di shuttle hanno diversi tipi di comportamento:</text:p>
      <text:p text:style-name="P41"><text:span text:style-name="T2">UnknownShuttle, ClosedShuttle, AlwaysOpenShuttle, OpenOnceShuttle sono tutti sottotipi di </text:span><text:span text:style-name="T3">abstract</text:span><text:span text:style-name="T6"> </text:span><text:span text:style-name="T3">class</text:span><text:span text:style-name="T6"> ShuttleState</text:span></text:p>
      <text:p text:style-name="P35">Questa abstract class ha 3 funzioni importanti, e contiene: </text:p>
      <text:list xml:id="list1561608117175066860" text:style-name="L10">
        <text:list-item>
          <text:p text:style-name="P42"><text:span text:style-name="T2">il factory method </text:span><text:span text:style-name="T3">static</text:span><text:span text:style-name="T6"> ShuttleState shuttleFactory(GameMode </text:span><text:span text:style-name="T16">mode</text:span><text:span text:style-name="T6">),</text:span><text:span text:style-name="T9"> </text:span></text:p>
          <text:p text:style-name="P42"><text:span text:style-name="T9">che crea un nuovo AlwaysOpenShuttle (se la modalità del gioco è BASE), o un nuovo UnknownShuttle</text:span></text:p>
        </text:list-item>
        <text:list-item>
          <text:p text:style-name="P42"><text:span text:style-name="T9">un altro metodo statico, </text:span><text:span text:style-name="T3">static</text:span><text:span text:style-name="T6"> ShuttleState decideState(),</text:span></text:p>
          <text:p text:style-name="P44"><text:span text:style-name="T9">che serve per portare lo stato di un UnknownShuttle in OpenOnce o in Closed a seconda della carta estratta </text:span></text:p>
          <text:p text:style-name="P44"><text:span text:style-name="T9">(n: questa implementazione potrebbe essere sostituita dall'avere un metodo decideState(Card card) per ogni tipo di escape shuttle)</text:span></text:p>
        </text:list-item>
        <text:list-item>
          <text:p text:style-name="P43"><text:span text:style-name="T2">il metodo astratto </text:span><text:span text:style-name="T3">public</text:span><text:span text:style-name="T6"> </text:span><text:span text:style-name="T3">abstract</text:span><text:span text:style-name="T6"> </text:span><text:span text:style-name="T3">boolean</text:span><text:span text:style-name="T6"> tryHatch(),</text:span></text:p>
          <text:p text:style-name="P43"><text:soft-page-break/><text:span text:style-name="T9">che ciascun tipo di shuttle</text:span> <text:span text:style-name="T9">implementa a suo modo a seconda delle necessità (AlwaysOpen: sempre</text:span> <text:span text:style-name="T7">true</text:span>, Closed:<text:span text:style-name="T9"> sempre </text:span><text:span text:style-name="T7">false, </text:span><text:span text:style-name="T9">OpenOnce: la prima volta </text:span><text:span text:style-name="T7">true </text:span><text:span text:style-name="T9">e poi</text:span><text:span text:style-name="T7"> false)</text:span></text:p>
        </text:list-item>
      </text:list>
      <text:p text:style-name="P48"><text:span text:style-name="T7"/></text:p>
      <text:p text:style-name="P45"><text:span text:style-name="T7"/></text:p>
      <text:p text:style-name="P46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30T12:40:19</dc:date>
    <dc:creator>Andrea </dc:creator>
    <meta:generator>LibreOffice/4.0.4.2$Linux_X86_64 LibreOffice_project/400m0$Build-2</meta:generator>
    <meta:editing-duration>PT3H50M50S</meta:editing-duration>
    <meta:editing-cycles>50</meta:editing-cycles>
    <meta:document-statistic meta:table-count="0" meta:image-count="3" meta:object-count="0" meta:page-count="5" meta:paragraph-count="91" meta:word-count="1018" meta:character-count="6687" meta:non-whitespace-character-count="5766"/>
  </office:meta>
</office:document-meta>
</file>